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3.874cm" style:use-optimal-column-width="false"/>
    </style:style>
    <style:style style:name="co2" style:family="table-column">
      <style:table-column-properties style:column-width="63.138cm" style:use-optimal-column-width="false"/>
    </style:style>
    <style:style style:name="co3" style:family="table-column">
      <style:table-column-properties style:column-width="61.116cm" style:use-optimal-column-width="false"/>
    </style:style>
    <style:style style:name="co4" style:family="table-column">
      <style:table-column-properties style:column-width="3.926cm" style:use-optimal-column-width="false"/>
    </style:style>
    <style:style style:name="co5" style:family="table-column">
      <style:table-column-properties style:column-width="117.006cm" style:use-optimal-column-width="false"/>
    </style:style>
    <style:style style:name="co6" style:family="table-column">
      <style:table-column-properties style:column-width="113.245cm" style:use-optimal-column-width="false"/>
    </style:style>
    <style:style style:name="ro1" style:family="table-row">
      <style:table-row-properties style:row-height="23.202cm" style:use-optimal-row-height="false"/>
    </style:style>
    <style:style style:name="ro2" style:family="table-row">
      <style:table-row-properties style:row-height="66.316cm" style:use-optimal-row-height="false"/>
    </style:style>
    <style:style style:name="ce1" style:family="table-cell">
      <loext:graphic-properties draw:fill="solid" draw:fill-color="#000000" draw:textarea-vertical-align="middle"/>
      <style:paragraph-properties style:text-autospace="none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fill="solid" draw:fill-color="#000000" draw:textarea-vertical-align="middle" style:writing-mode="rl-tb"/>
      <style:paragraph-properties fo:text-align="justify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fill="solid" draw:fill-color="#000000" draw:textarea-vertical-align="middle"/>
      <style:paragraph-properties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ce4" style:family="table-cell">
      <loext:graphic-properties draw:fill="solid" draw:fill-color="#000000" draw:textarea-vertical-align="middle"/>
      <style:paragraph-properties style:text-autospace="none"/>
      <style:text-properties style:font-name="Tahoma" fo:font-size="200pt" fo:font-weight="bold" style:font-name-asian="Liberation Sans1" style:font-size-asian="200pt" style:font-weight-asian="bold" style:font-name-complex="Liberation Sans1" style:font-size-complex="200pt" style:font-weight-complex="bold"/>
    </style:style>
    <style:style style:name="ce5" style:family="table-cell">
      <loext:graphic-properties draw:textarea-vertical-align="middle"/>
      <style:paragraph-properties fo:text-align="justify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6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7" style:family="table-cell">
      <loext:graphic-properties draw:textarea-vertical-align="middle"/>
      <style:paragraph-properties style:text-autospace="none"/>
      <style:text-properties style:font-name="Tahoma" fo:font-size="180pt" fo:font-weight="normal" style:font-size-asian="180pt" style:font-weight-asian="normal" style:font-size-complex="180pt" style:font-weight-complex="normal"/>
    </style:style>
    <style:style style:name="P1" style:family="paragraph">
      <style:paragraph-properties fo:text-align="justify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P3" style:family="paragraph">
      <style:paragraph-properties fo:text-align="justify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5" style:family="paragraph">
      <style:paragraph-properties style:text-autospace="none"/>
      <style:text-properties style:font-name="Tahoma" fo:font-size="180pt" fo:font-weight="normal" style:font-size-asian="180pt" style:font-weight-asian="normal" style:font-size-complex="180pt" style:font-weight-complex="normal"/>
    </style:style>
    <style:style style:name="T1" style:family="text">
      <style:text-properties style:font-name="Alvi Nastaleeq" fo:font-weight="bold" style:font-name-asian="Liberation Sans1" style:font-weight-asian="bold" style:font-name-complex="Alvi Nastaleeq" style:font-weight-complex="bold"/>
    </style:style>
    <style:style style:name="T2" style:family="text">
      <style:text-properties style:font-name="Tahoma" style:font-name-asian="Liberation Sans1" style:font-name-complex="Liberation Sans1"/>
    </style:style>
    <style:style style:name="T3" style:family="text">
      <style:text-properties style:font-name="Alvi Nastaleeq" style:font-name-asian="Liberation Sans1" style:font-name-complex="Alvi Nastaleeq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66.178cm" svg:height="288.465cm" svg:x="0cm" svg:y="0cm">
          <table:table table:template-name="orange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1"/>
            <table:table-row table:style-name="ro1" table:default-cell-style-name="ce1">
              <table:table-cell/>
              <table:table-cell table:style-name="ce2">
                <text:p text:style-name="P1"><text:span text:style-name="T1">میری مرقد بنا دینا</text:span><text:span text:style-name="T1"><text:line-break/></text:span><text:span text:style-name="T1">میرا لاشہ اٹھا لینا، میری مرقد بنا دینا</text:span></text:p>
              </table:table-cell>
              <table:table-cell table:style-name="ce2">
                <text:p text:style-name="P1"><text:span text:style-name="T1">اے بنی اسد والوں، میرا لاشہ اٹھا لینا</text:span><text:span text:style-name="T1"><text:line-break/></text:span><text:span text:style-name="T1">اور کفن بھی پنہا دینا</text:span></text:p>
              </table:table-cell>
              <table:table-cell/>
              <table:table-cell table:style-name="ce3">
                <text:p text:style-name="P2"><text:span text:style-name="T2">Aye bani asad walo</text:span><text:span text:style-name="T2"><text:line-break/></text:span><text:span text:style-name="T2">mera laasha utha lena</text:span><text:span text:style-name="T2"><text:line-break/></text:span><text:span text:style-name="T2">Aur kafan bhi pinha dena</text:span></text:p>
              </table:table-cell>
              <table:table-cell table:style-name="ce3">
                <text:p text:style-name="P2"><text:span text:style-name="T2">Meri marqad bana dena</text:span><text:span text:style-name="T2"><text:line-break/></text:span><text:span text:style-name="T2">Mera laasha utha lena,</text:span><text:span text:style-name="T2"><text:line-break/></text:span><text:span text:style-name="T2">meri marqad bana dena</text:span></text:p>
              </table:table-cell>
              <table:table-cell table:style-name="ce4"/>
            </table:table-row>
            <table:table-row table:style-name="ro2" table:default-cell-style-name="ce5">
              <table:table-cell>
                <text:p text:style-name="P3"><text:span text:style-name="T3">2</text:span></text:p>
              </table:table-cell>
              <table:table-cell table:style-name="ce6">
                <text:p text:style-name="P4"><text:span text:style-name="T3">میں نبی کا نواسا ہوں اے دوستوں</text:span><text:span text:style-name="T3"><text:line-break/></text:span><text:span text:style-name="T3">فاطمہ کا دلارا ہوں اے دوستوں</text:span><text:span text:style-name="T3"><text:line-break/></text:span><text:span text:style-name="T3">تم سے شبیر کچھ بھی نہیں مانگتا</text:span><text:span text:style-name="T3"><text:line-break/></text:span><text:span text:style-name="T3">صرف اِک بات کہتا ہوں اے دوستوں</text:span><text:span text:style-name="T3"><text:line-break/></text:span><text:span text:style-name="T3"><text:line-break/></text:span><text:span text:style-name="T3">کربلا کو سجا دینا</text:span><text:span text:style-name="T3"><text:line-break/></text:span><text:span text:style-name="T3">میری مرقد بنا دینا</text:span></text:p>
              </table:table-cell>
              <table:table-cell table:style-name="ce6">
                <text:p text:style-name="P4"><text:span text:style-name="T3">میرا اکبر بھی قاسم بھی عباس بھی</text:span><text:span text:style-name="T3"><text:line-break/></text:span><text:span text:style-name="T3">اور عون و محمد میرے پُرمَہن</text:span><text:span text:style-name="T3"><text:line-break/></text:span><text:span text:style-name="T3">سب پڑے ہونگے میدان میں بے کفن</text:span><text:span text:style-name="T3"><text:line-break/></text:span><text:span text:style-name="T3">ہو گی مجبور لاچار میری بہن</text:span><text:span text:style-name="T3"><text:line-break/></text:span><text:span text:style-name="T3"><text:line-break/></text:span><text:span text:style-name="T3">اُس کو تم اِک ردا دینا</text:span><text:span text:style-name="T3"><text:line-break/></text:span><text:span text:style-name="T3">میری مرقد بنا دینا</text:span></text:p>
              </table:table-cell>
              <table:table-cell>
                <text:p text:style-name="P3"><text:span text:style-name="T3">1</text:span></text:p>
              </table:table-cell>
              <table:table-cell table:style-name="ce7">
                <text:p text:style-name="P5"><text:span text:style-name="T2">Mera akbar bhi qasim bhi abbas bhi</text:span><text:span text:style-name="T2"><text:line-break/></text:span><text:span text:style-name="T2">Aur aun o mohammad mere pur mahan</text:span><text:span text:style-name="T2"><text:line-break/></text:span><text:span text:style-name="T2">Sab pare honge maidaan me bekafan</text:span><text:span text:style-name="T2"><text:line-break/></text:span><text:span text:style-name="T2">Hogi majboor lachaar meri bahan</text:span><text:span text:style-name="T2"><text:line-break/></text:span><text:span text:style-name="T2"><text:line-break/></text:span><text:span text:style-name="T2">Usko tum ik rida dena</text:span><text:span text:style-name="T2"><text:line-break/></text:span><text:span text:style-name="T2">Meri marqad bana dena</text:span></text:p>
              </table:table-cell>
              <table:table-cell table:style-name="ce7">
                <text:p text:style-name="P5"><text:span text:style-name="T2">Main nabi ka nawasa hun ae doston</text:span><text:span text:style-name="T2"><text:line-break/></text:span><text:span text:style-name="T2">Fatima ka dulara hun ae doston</text:span><text:span text:style-name="T2"><text:line-break/></text:span><text:span text:style-name="T2">Tumse Shabbir kuch bhi nahi maangta</text:span><text:span text:style-name="T2"><text:line-break/></text:span><text:span text:style-name="T2">Sirf ik baat kehta hun ae doston</text:span><text:span text:style-name="T2"><text:line-break/></text:span><text:span text:style-name="T2"><text:line-break/></text:span><text:span text:style-name="T2">Karbala ko saja dena</text:span><text:span text:style-name="T2"><text:line-break/></text:span><text:span text:style-name="T2">Meri marqad bana dena</text:span></text:p>
              </table:table-cell>
              <table:table-cell>
                <text:p text:style-name="P3"><text:span text:style-name="T3">2</text:span></text:p>
              </table:table-cell>
            </table:table-row>
            <table:table-row table:style-name="ro2" table:default-cell-style-name="ce5">
              <table:table-cell>
                <text:p text:style-name="P3"><text:span text:style-name="T3">4</text:span></text:p>
              </table:table-cell>
              <table:table-cell table:style-name="ce6">
                <text:p text:style-name="P4"><text:span text:style-name="T3">عصر کو تن سے سر میرا ہو گا جدا</text:span><text:span text:style-name="T3"><text:line-break/></text:span><text:span text:style-name="T3">میری حرمت کریں گے نہ اہلِ سقر</text:span><text:span text:style-name="T3"><text:line-break/></text:span><text:span text:style-name="T3">دشمنی میں وہ حد سے گزر جائیں گے</text:span><text:span text:style-name="T3"><text:line-break/></text:span><text:span text:style-name="T3">گھوڑے دوڑائیں گے وہ میری لاش پر</text:span></text:p>
                <text:p text:style-name="P4"><text:span text:style-name="T3"><text:line-break/></text:span><text:span text:style-name="T3">میرا لاشہ بچا لینا</text:span><text:span text:style-name="T3"><text:line-break/></text:span><text:span text:style-name="T3">میری مرقد بنا دینا</text:span></text:p>
              </table:table-cell>
              <table:table-cell table:style-name="ce6">
                <text:p text:style-name="P4"><text:span text:style-name="T3">جب بھی زائر زیارت کو آئیں مِری</text:span><text:span text:style-name="T3"><text:line-break/></text:span><text:span text:style-name="T3">اُس کو مہمان رکھنا یہاں تین دن</text:span><text:span text:style-name="T3"><text:line-break/></text:span><text:span text:style-name="T3">اُس کو پانی پلانا میری سِمت سے</text:span><text:span text:style-name="T3"><text:line-break/></text:span><text:span text:style-name="T3">اُس کو کھانا کھلانا یہاں تین دن</text:span><text:span text:style-name="T3"><text:line-break/></text:span><text:span text:style-name="T3"><text:line-break/></text:span><text:span text:style-name="T3">اُس کو میری دعا دینا</text:span><text:span text:style-name="T3"><text:line-break/></text:span><text:span text:style-name="T3">میری مرقد بنا دینا</text:span></text:p>
              </table:table-cell>
              <table:table-cell>
                <text:p text:style-name="P3"><text:span text:style-name="T3">3</text:span></text:p>
              </table:table-cell>
              <table:table-cell table:style-name="ce7">
                <text:p text:style-name="P5"><text:span text:style-name="T2">Jab bhi zaair ziyarat ko aayen miri</text:span><text:span text:style-name="T2"><text:line-break/></text:span><text:span text:style-name="T2">Usko mehmaan rakhna yahan teen din</text:span><text:span text:style-name="T2"><text:line-break/></text:span><text:span text:style-name="T2">Usko paani pilana meri simt se</text:span><text:span text:style-name="T2"><text:line-break/></text:span><text:span text:style-name="T2">Usko khana khilana yahan teen din</text:span><text:span text:style-name="T2"><text:line-break/></text:span><text:span text:style-name="T2"><text:line-break/></text:span><text:span text:style-name="T2">Usko meri dua dena</text:span><text:span text:style-name="T2"><text:line-break/></text:span><text:span text:style-name="T2">Meri marqad bana dena</text:span></text:p>
              </table:table-cell>
              <table:table-cell table:style-name="ce7">
                <text:p text:style-name="P5"><text:span text:style-name="T2">Asr ko tan se sar mera hoga juda</text:span><text:span text:style-name="T2"><text:line-break/></text:span><text:span text:style-name="T2">Meri hurmat karenge na ahl-e-Saqar</text:span><text:span text:style-name="T2"><text:line-break/></text:span><text:span text:style-name="T2">Dushmani me wo had se guzar jayenge</text:span><text:span text:style-name="T2"><text:line-break/></text:span><text:span text:style-name="T2">Ghore dauraayenge wo meri laash par</text:span><text:span text:style-name="T2"><text:line-break/></text:span><text:span text:style-name="T2"><text:line-break/></text:span><text:span text:style-name="T2">Mera laasha bacha lena</text:span><text:span text:style-name="T2"><text:line-break/></text:span><text:span text:style-name="T2">Meri marqad bana dena</text:span></text:p>
              </table:table-cell>
              <table:table-cell>
                <text:p text:style-name="P3"><text:span text:style-name="T3">4</text:span></text:p>
              </table:table-cell>
            </table:table-row>
            <table:table-row table:style-name="ro2" table:default-cell-style-name="ce5">
              <table:table-cell>
                <text:p text:style-name="P3"><text:span text:style-name="T3">6</text:span></text:p>
              </table:table-cell>
              <table:table-cell table:style-name="ce6">
                <text:p text:style-name="P4"><text:span text:style-name="T3">دیکھنا تم کہ کچھ وقت گزرے گا جب</text:span><text:span text:style-name="T3"><text:line-break/></text:span><text:span text:style-name="T3">اور روضے ہمارے بنیں گے یہاں</text:span><text:span text:style-name="T3"><text:line-break/></text:span><text:span text:style-name="T3">نام تو اِس جگہ کا ہے کربوبلا</text:span><text:span text:style-name="T3"><text:line-break/></text:span><text:span text:style-name="T3">کل اِسے سب پکاریں گے رشکِ جناں</text:span><text:span text:style-name="T3"><text:line-break/></text:span><text:span text:style-name="T3"><text:line-break/></text:span><text:span text:style-name="T3">تم بھی جنت کو پا لینا</text:span><text:span text:style-name="T3"><text:line-break/></text:span><text:span text:style-name="T3">میری مرقد بنا دینا</text:span></text:p>
              </table:table-cell>
              <table:table-cell table:style-name="ce6">
                <text:p text:style-name="P4"><text:span text:style-name="T3">پھر اسد کے قبیلے کے بچوں سے بھی</text:span><text:span text:style-name="T3"><text:line-break/></text:span><text:span text:style-name="T3">اِس طرح میرا مولا مخاطب ہوا</text:span><text:span text:style-name="T3"><text:line-break/></text:span><text:span text:style-name="T3">اپنی مٹھی میں مٹی اُٹھا کر تم ہی</text:span><text:span text:style-name="T3"><text:line-break/></text:span><text:span text:style-name="T3">ہو سکے تو میری لاش پر ڈالنا</text:span><text:span text:style-name="T3"><text:line-break/></text:span><text:span text:style-name="T3"><text:line-break/></text:span><text:span text:style-name="T3">میری ماں سے دعا لینا</text:span><text:span text:style-name="T3"><text:line-break/></text:span><text:span text:style-name="T3">میری مرقد بنا دینا</text:span></text:p>
              </table:table-cell>
              <table:table-cell>
                <text:p text:style-name="P3"><text:span text:style-name="T3">5</text:span></text:p>
              </table:table-cell>
              <table:table-cell table:style-name="ce7">
                <text:p text:style-name="P5"><text:span text:style-name="T2">Phir asad ke qabile ke bacchon se bhi</text:span><text:span text:style-name="T2"><text:line-break/></text:span><text:span text:style-name="T2">Is tarha mera maula mukhatib hua</text:span><text:span text:style-name="T2"><text:line-break/></text:span><text:span text:style-name="T2">Apni mutthi me matti uthaa kar tumhi</text:span><text:span text:style-name="T2"><text:line-break/></text:span><text:span text:style-name="T2">Ho sake to meri laash par daalna</text:span><text:span text:style-name="T2"><text:line-break/></text:span><text:span text:style-name="T2"><text:line-break/></text:span><text:span text:style-name="T2">Meri maan se dua lena</text:span><text:span text:style-name="T2"><text:line-break/></text:span><text:span text:style-name="T2">Meri marqad bana dena</text:span></text:p>
              </table:table-cell>
              <table:table-cell table:style-name="ce7">
                <text:p text:style-name="P5"><text:span text:style-name="T2">Dekhna tum ke kuch waqt guzrega jab</text:span><text:span text:style-name="T2"><text:line-break/></text:span><text:span text:style-name="T2">Aur roze hamare banenge yahan</text:span><text:span text:style-name="T2"><text:line-break/></text:span><text:span text:style-name="T2">Naam to is jagah ka hai karbobala</text:span><text:span text:style-name="T2"><text:line-break/></text:span><text:span text:style-name="T2">Kal ise sab pukarenge rashk e jinan</text:span><text:span text:style-name="T2"><text:line-break/></text:span><text:span text:style-name="T2"><text:line-break/></text:span><text:span text:style-name="T2">Tum bhi jannat ko paa lena</text:span><text:span text:style-name="T2"><text:line-break/></text:span><text:span text:style-name="T2">Meri marqad bana dena</text:span></text:p>
              </table:table-cell>
              <table:table-cell>
                <text:p text:style-name="P3"><text:span text:style-name="T3">6</text:span></text:p>
              </table:table-cell>
            </table:table-row>
            <table:table-row table:style-name="ro2" table:default-cell-style-name="ce5">
              <table:table-cell>
                <text:p text:style-name="P3"><text:span text:style-name="T3">8</text:span></text:p>
              </table:table-cell>
              <table:table-cell table:style-name="ce6">
                <text:p text:style-name="P4"><text:span text:style-name="T3">اب بھی عاشور کو روضہ ٔ شاہ پر</text:span><text:span text:style-name="T3"><text:line-break/></text:span><text:span text:style-name="T3">آتا ہے سب قبیلہ اسد کا نظر</text:span><text:span text:style-name="T3"><text:line-break/></text:span><text:span text:style-name="T3">شاہِ دین کی وصیت اُنہیں یاد ہے</text:span><text:span text:style-name="T3"><text:line-break/></text:span><text:span text:style-name="T3">اب بھی ماؔجد یہ کہتے ہیں وہ نوحہ گر</text:span><text:span text:style-name="T3"><text:line-break/></text:span><text:span text:style-name="T3"><text:line-break/></text:span><text:span text:style-name="T3">شہ کا لاشہ اُٹھا لینا</text:span><text:span text:style-name="T3"><text:line-break/></text:span><text:span text:style-name="T3">شہ کی مرقد بنا دینا</text:span></text:p>
              </table:table-cell>
              <table:table-cell table:style-name="ce6">
                <text:p text:style-name="P4"><text:span text:style-name="T3">میں کہاں جاؤں گا بے کس و بے وطن</text:span><text:span text:style-name="T3"><text:line-break/></text:span><text:span text:style-name="T3">سب کہیں گے مجھے شاہِ تشنہ دہن</text:span><text:span text:style-name="T3"><text:line-break/></text:span><text:span text:style-name="T3">رن میں تیروں کا ہو گا میرا پیراہن</text:span><text:span text:style-name="T3"><text:line-break/></text:span><text:span text:style-name="T3">خاکِ کربوبلا ہو گی میرا کفن</text:span><text:span text:style-name="T3"><text:line-break/></text:span><text:span text:style-name="T3"><text:line-break/></text:span><text:span text:style-name="T3">سب کو خاکِ شفا دینا</text:span><text:span text:style-name="T3"><text:line-break/></text:span><text:span text:style-name="T3">میری مرقد بنا دینا</text:span></text:p>
              </table:table-cell>
              <table:table-cell>
                <text:p text:style-name="P3"><text:span text:style-name="T3">7</text:span></text:p>
              </table:table-cell>
              <table:table-cell table:style-name="ce7">
                <text:p text:style-name="P5"><text:span text:style-name="T2">Mein kahan jaunga bekas-o-bewatan</text:span><text:span text:style-name="T2"><text:line-break/></text:span><text:span text:style-name="T2">Sab kahenge mujhe shah-e-tashna dahan</text:span><text:span text:style-name="T2"><text:line-break/></text:span><text:span text:style-name="T2">Ran me teeron ka hoga mera pairahan</text:span><text:span text:style-name="T2"><text:line-break/></text:span><text:span text:style-name="T2">Khaak-e-karbobala hogi mera kafan</text:span><text:span text:style-name="T2"><text:line-break/></text:span><text:span text:style-name="T2"><text:line-break/></text:span><text:span text:style-name="T2">Sab ko khaak-e-shifa dena</text:span><text:span text:style-name="T2"><text:line-break/></text:span><text:span text:style-name="T2">Meri marqad bana dena</text:span></text:p>
              </table:table-cell>
              <table:table-cell table:style-name="ce7">
                <text:p text:style-name="P5"><text:span text:style-name="T2">Ab bhi ashoor ko rauza-e-shah par</text:span><text:span text:style-name="T2"><text:line-break/></text:span><text:span text:style-name="T2">Aata hai sab kabila asad ka nazar</text:span><text:span text:style-name="T2"><text:line-break/></text:span><text:span text:style-name="T2">Shah-e-deen ki wasiyat unhein yaad hai</text:span><text:span text:style-name="T2"><text:line-break/></text:span><text:span text:style-name="T2">Ab bhi Majid ye kehte hain wo nauhagar</text:span><text:span text:style-name="T2"><text:line-break/></text:span><text:span text:style-name="T2"><text:line-break/></text:span><text:span text:style-name="T2">Sheh ka laasha uthaa lena</text:span><text:span text:style-name="T2"><text:line-break/></text:span><text:span text:style-name="T2">Sheh ki marqad bana dena</text:span></text:p>
              </table:table-cell>
              <table:table-cell>
                <text:p text:style-name="P3"><text:span text:style-name="T3">8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orange-title-with-border" style:family="table-cell" style:parent-style-name="default">
      <loext:graphic-properties draw:fill="solid" draw:fill-color="#ff860d"/>
      <style:paragraph-properties fo:border="0.28pt solid #666666"/>
      <style:text-properties fo:color="#ffffff" loext:opacity="100%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orange-gray">
      <table:first-row table:style-name="orange-title-with-border"/>
      <table:last-row table:style-name="orange-title-with-border"/>
      <table:first-column table:style-name="orange-title-with-border"/>
      <table:last-column table:style-name="orange-title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366.18cm" fo:page-height="288.4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4T12:09:49.089603700</dc:date>
    <meta:editing-duration>PT24M56S</meta:editing-duration>
    <meta:editing-cycles>9</meta:editing-cycles>
    <meta:generator>LibreOffice/25.2.4.3$Windows_X86_64 LibreOffice_project/33e196637044ead23f5c3226cde09b47731f7e27</meta:generator>
    <meta:document-statistic meta:object-count="1"/>
  </office:meta>
</office:document-meta>
</file>